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1" style:family="table" style:master-page-name="LegalPage1">
      <style:table-properties style:width="6in" style:rel-width="100%" fo:margin-left="0in" fo:margin-top="0in" fo:margin-bottom="0in" style:page-number="auto" table:align="left" style:writing-mode="page"/>
    </style:style>
    <style:style style:name="Table1.A" style:family="table-column">
      <style:table-column-properties style:column-width="3in" style:rel-column-width="32767*"/>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in" style:rel-width="100%" fo:margin-left="-0.0201in" fo:margin-top="0in" fo:margin-bottom="0in" table:align="left" style:writing-mode="page"/>
    </style:style>
    <style:style style:name="Table2.A" style:family="table-column">
      <style:table-column-properties style:column-width="6in" style:rel-column-width="65534*"/>
    </style:style>
    <style:style style:name="Table2.1" style:family="table-row">
      <style:table-row-properties fo:keep-together="auto"/>
    </style:style>
    <style:style style:name="Table2.A1" style:family="table-cell">
      <style:table-cell-properties fo:padding="0.0201in" fo:border="none"/>
    </style:style>
    <style:style style:name="Table6" style:family="table">
      <style:table-properties style:width="6in" table:align="margins" style:writing-mode="lr-tb"/>
    </style:style>
    <style:style style:name="Table6.A" style:family="table-column">
      <style:table-column-properties style:column-width="3in" style:rel-column-width="32767*"/>
    </style:style>
    <style:style style:name="Table6.B" style:family="table-column">
      <style:table-column-properties style:column-width="3in" style:rel-column-width="32768*"/>
    </style:style>
    <style:style style:name="Table6.A1" style:family="table-cell">
      <style:table-cell-properties style:writing-mode="page"/>
    </style:style>
    <style:style style:name="Table7" style:family="table">
      <style:table-properties style:width="6in" table:align="margins" style:writing-mode="lr-tb"/>
    </style:style>
    <style:style style:name="Table7.A" style:family="table-column">
      <style:table-column-properties style:column-width="1.1319in" style:rel-column-width="1630*"/>
    </style:style>
    <style:style style:name="Table7.B" style:family="table-column">
      <style:table-column-properties style:column-width="0.8847in" style:rel-column-width="1274*"/>
    </style:style>
    <style:style style:name="Table7.C" style:family="table-column">
      <style:table-column-properties style:column-width="1.609in" style:rel-column-width="2317*"/>
    </style:style>
    <style:style style:name="Table7.D" style:family="table-column">
      <style:table-column-properties style:column-width="1.3611in" style:rel-column-width="1960*"/>
    </style:style>
    <style:style style:name="Table7.E" style:family="table-column">
      <style:table-column-properties style:column-width="1.0132in" style:rel-column-width="1459*"/>
    </style:style>
    <style:style style:name="Table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7.E1" style:family="table-cell">
      <style:table-cell-properties fo:background-color="transparent" fo:padding="0.0201in" fo:border="0.05pt solid #000000" style:writing-mode="page">
        <style:background-image/>
      </style:table-cell-properties>
    </style:style>
    <style:style style:name="Table7.A2" style:family="table-cell" style:data-style-name="N0">
      <style:table-cell-properties fo:background-color="transparent" fo:padding="0.0201in" fo:border-left="0.05pt solid #000000" fo:border-right="none" fo:border-top="none" fo:border-bottom="0.05pt dotted #000000" style:writing-mode="page">
        <style:background-image/>
      </style:table-cell-properties>
    </style:style>
    <style:style style:name="Table7.B2" style:family="table-cell">
      <style:table-cell-properties fo:background-color="transparent" fo:padding="0.0201in" fo:border-left="0.05pt solid #000000" fo:border-right="none" fo:border-top="none" fo:border-bottom="0.05pt dotted #000000" style:writing-mode="page">
        <style:background-image/>
      </style:table-cell-properties>
    </style:style>
    <style:style style:name="Table7.E2" style:family="table-cell" style:data-style-name="N0">
      <style:table-cell-properties fo:background-color="transparent" fo:padding="0.0201in" fo:border-left="0.05pt solid #000000" fo:border-right="0.05pt solid #000000" fo:border-top="none" fo:border-bottom="0.05pt dotted #000000" style:writing-mode="page">
        <style:background-image/>
      </style:table-cell-properties>
    </style:style>
    <style:style style:name="Table7.B4" style:family="table-cell">
      <style:table-cell-properties fo:background-color="transparent" fo:padding="0.0201in" fo:border-left="0.05pt solid #000000" fo:border-right="none" fo:border-top="none" fo:border-bottom="0.05pt dotted #000000" style:writing-mode="page">
        <style:background-image/>
      </style:table-cell-properties>
    </style:style>
    <style:style style:name="Table7.B5" style:family="table-cell">
      <style:table-cell-properties fo:background-color="transparent" fo:padding="0.0201in" fo:border-left="0.05pt solid #000000" fo:border-right="none" fo:border-top="none" fo:border-bottom="0.05pt dotted #000000" style:writing-mode="page">
        <style:background-image/>
      </style:table-cell-properties>
    </style:style>
    <style:style style:name="Table7.B6" style:family="table-cell">
      <style:table-cell-properties fo:background-color="transparent" fo:padding="0.0201in" fo:border-left="0.05pt solid #000000" fo:border-right="none" fo:border-top="none" fo:border-bottom="0.05pt dotted #000000" style:writing-mode="page">
        <style:background-image/>
      </style:table-cell-properties>
    </style:style>
    <style:style style:name="Table7.A7" style:family="table-cell" style:data-style-name="N0">
      <style:table-cell-properties fo:background-color="transparent" fo:padding="0.0201in" fo:border-left="0.05pt solid #000000" fo:border-right="none" fo:border-top="none" fo:border-bottom="0.05pt solid #000000" style:writing-mode="page">
        <style:background-image/>
      </style:table-cell-properties>
    </style:style>
    <style:style style:name="Table7.E7" style:family="table-cell" style:data-style-name="N0">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7.8" style:family="table-row">
      <style:table-row-properties style:min-row-height="0.1708in"/>
    </style:style>
    <style:style style:name="Table7.A8"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1271in" style:rel-column-width="183*"/>
    </style:style>
    <style:style style:name="Table3.B" style:family="table-column">
      <style:table-column-properties style:column-width="0.7757in" style:rel-column-width="1117*"/>
    </style:style>
    <style:style style:name="Table3.C" style:family="table-column">
      <style:table-column-properties style:column-width="2.0951in" style:rel-column-width="3017*"/>
    </style:style>
    <style:style style:name="Table3.E" style:family="table-column">
      <style:table-column-properties style:column-width="0.891in" style:rel-column-width="1283*"/>
    </style:style>
    <style:style style:name="Table3.F" style:family="table-column">
      <style:table-column-properties style:column-width="1.984in" style:rel-column-width="2857*"/>
    </style:style>
    <style:style style:name="Table3.A1" style:family="table-cell">
      <style:table-cell-properties style:writing-mode="page"/>
    </style:style>
    <style:style style:name="Table3.A9" style:family="table-cell">
      <style:table-cell-properties style:writing-mode="page"/>
    </style:style>
    <style:style style:name="P1" style:family="paragraph" style:parent-style-name="Table_20_Heading">
      <style:paragraph-properties fo:text-align="start" style:justify-single-word="false" style:writing-mode="lr-tb"/>
      <style:text-properties fo:font-weight="bold" style:font-weight-asian="bold" style:font-weight-complex="bold"/>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start" style:justify-single-word="false" style:writing-mode="lr-tb"/>
      <style:text-properties style:font-name="Calibri" fo:font-size="10pt" fo:font-weight="bold" officeooo:paragraph-rsid="00832f5b" style:font-size-asian="10pt" style:font-weight-asian="bold" style:font-size-complex="10pt" style:font-weight-complex="bold"/>
    </style:style>
    <style:style style:name="P4"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5" style:family="paragraph" style:parent-style-name="Table_20_Heading">
      <style:paragraph-properties fo:text-align="end" style:justify-single-word="false"/>
      <style:text-properties style:font-name="Calibri"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writing-mode="lr-tb"/>
      <style:text-properties style:font-name="Calibri" fo:font-size="7pt" officeooo:rsid="002e2bb7" officeooo:paragraph-rsid="002e2bb7" style:font-size-asian="7.34999990463257pt" style:font-size-complex="8.39999961853027pt"/>
    </style:style>
    <style:style style:name="P7" style:family="paragraph" style:parent-style-name="Table_20_Contents">
      <style:paragraph-properties fo:text-align="justify" style:justify-single-word="false"/>
      <style:text-properties officeooo:rsid="001b0d13" officeooo:paragraph-rsid="001b0d13"/>
    </style:style>
    <style:style style:name="P8" style:family="paragraph" style:parent-style-name="Standard">
      <style:text-properties style:font-name="Calibri" fo:font-size="8pt" officeooo:rsid="002e2bb7" officeooo:paragraph-rsid="002e2bb7" style:font-size-asian="10pt" style:font-size-complex="10pt"/>
    </style:style>
    <style:style style:name="P9" style:family="paragraph" style:parent-style-name="Standard">
      <style:paragraph-properties fo:text-align="justify" style:justify-single-word="false" style:writing-mode="lr-tb"/>
      <style:text-properties officeooo:paragraph-rsid="001d0fbc"/>
    </style:style>
    <style:style style:name="P10" style:family="paragraph" style:parent-style-name="Standard">
      <style:paragraph-properties fo:text-align="justify" style:justify-single-word="false" style:writing-mode="lr-tb"/>
      <style:text-properties style:font-name="Calibri1" fo:font-size="10pt" officeooo:paragraph-rsid="001d0fbc" style:font-size-asian="10.5pt" style:font-size-complex="12pt"/>
    </style:style>
    <style:style style:name="P11" style:family="paragraph" style:parent-style-name="Standard">
      <style:paragraph-properties fo:text-align="justify" style:justify-single-word="false" style:writing-mode="lr-tb"/>
      <style:text-properties officeooo:rsid="001e3db3" officeooo:paragraph-rsid="00694012"/>
    </style:style>
    <style:style style:name="P12" style:family="paragraph" style:parent-style-name="Standard">
      <style:paragraph-properties fo:text-align="justify" style:justify-single-word="false" style:writing-mode="lr-tb"/>
      <style:text-properties style:font-name="Calibri" fo:font-size="10pt" officeooo:rsid="001f0a55" officeooo:paragraph-rsid="001e3db3" style:font-size-asian="10pt" style:font-size-complex="10pt"/>
    </style:style>
    <style:style style:name="P13" style:family="paragraph" style:parent-style-name="Standard">
      <style:paragraph-properties fo:text-align="justify" style:justify-single-word="false" style:writing-mode="lr-tb"/>
      <style:text-properties style:font-name="Calibri" fo:font-size="10pt" officeooo:rsid="00609088" officeooo:paragraph-rsid="00609088" style:font-size-asian="10pt" style:font-size-complex="10pt"/>
    </style:style>
    <style:style style:name="P14" style:family="paragraph" style:parent-style-name="Standard">
      <style:paragraph-properties fo:text-align="justify" style:justify-single-word="false" style:writing-mode="lr-tb"/>
      <style:text-properties style:font-name="Calibri1" fo:font-size="10pt" officeooo:rsid="001e3db3" officeooo:paragraph-rsid="001e3db3" style:font-size-asian="10.5pt" style:font-size-complex="12pt"/>
    </style:style>
    <style:style style:name="P15" style:family="paragraph" style:parent-style-name="Table_20_Heading">
      <style:paragraph-properties fo:text-align="start" style:justify-single-word="false" style:writing-mode="lr-tb"/>
      <style:text-properties style:font-name="Calibri1" fo:font-size="10pt" fo:font-weight="bold" officeooo:rsid="002017c3" officeooo:paragraph-rsid="002017c3" style:font-size-asian="10pt" style:font-weight-asian="bold" style:font-size-complex="10pt" style:font-weight-complex="bold"/>
    </style:style>
    <style:style style:name="P16" style:family="paragraph" style:parent-style-name="Table_20_Heading">
      <style:paragraph-properties fo:text-align="start" style:justify-single-word="false" style:writing-mode="lr-tb"/>
      <style:text-properties style:font-name="Calibri1" fo:font-size="10pt" fo:font-weight="bold" style:font-size-asian="10pt" style:font-weight-asian="bold" style:font-size-complex="10pt" style:font-weight-complex="bold"/>
    </style:style>
    <style:style style:name="P17" style:family="paragraph" style:parent-style-name="Table_20_Contents">
      <style:paragraph-properties style:writing-mode="lr-tb"/>
      <style:text-properties style:font-name="Calibri1" fo:font-size="10pt" fo:font-weight="bold" officeooo:rsid="002017c3" officeooo:paragraph-rsid="002017c3" style:font-size-asian="10pt" style:font-weight-asian="bold" style:font-size-complex="10pt" style:font-weight-complex="bold"/>
    </style:style>
    <style:style style:name="P18" style:family="paragraph" style:parent-style-name="Table_20_Contents">
      <style:paragraph-properties style:writing-mode="lr-tb"/>
      <style:text-properties style:font-name="Calibri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writing-mode="lr-tb"/>
      <style:text-properties style:font-name="Calibri1" fo:font-size="10pt" officeooo:rsid="002017c3" officeooo:paragraph-rsid="002017c3" style:font-size-asian="10.5pt" style:font-size-complex="12pt"/>
    </style:style>
    <style:style style:name="P20" style:family="paragraph" style:parent-style-name="Table_20_Heading">
      <style:paragraph-properties fo:text-align="center" style:justify-single-word="false"/>
      <style:text-properties style:font-name="Calibri1" fo:font-size="10pt" officeooo:rsid="0020c025" officeooo:paragraph-rsid="0020c025" style:font-size-asian="10pt" style:font-size-complex="10pt"/>
    </style:style>
    <style:style style:name="P21" style:family="paragraph" style:parent-style-name="Table_20_Contents">
      <style:paragraph-properties fo:margin-left="0.3in" fo:text-align="start" style:justify-single-word="false"/>
      <style:text-properties style:font-name="Calibri1" fo:font-size="10pt" style:font-size-asian="10pt" style:font-size-complex="10pt"/>
    </style:style>
    <style:style style:name="P22" style:family="paragraph" style:parent-style-name="Table_20_Contents">
      <style:paragraph-properties fo:text-align="end" style:justify-single-word="false"/>
      <style:text-properties style:font-name="Calibri1" fo:font-size="10pt" fo:font-weight="bold" officeooo:rsid="00911425" officeooo:paragraph-rsid="00911425"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Calibri1" fo:font-size="10pt" fo:font-weight="bold" officeooo:rsid="00911425" style:font-size-asian="10pt" style:font-weight-asian="bold" style:font-size-complex="10pt" style:font-weight-complex="bold"/>
    </style:style>
    <style:style style:name="P24" style:family="paragraph" style:parent-style-name="Standard">
      <style:paragraph-properties fo:text-align="justify" style:justify-single-word="false" style:writing-mode="lr-tb"/>
      <style:text-properties style:font-name="Calibri1" fo:font-size="10pt" officeooo:paragraph-rsid="001d0fbc" style:font-size-asian="10pt" style:font-size-complex="10pt"/>
    </style:style>
    <style:style style:name="P25" style:family="paragraph" style:parent-style-name="Standard">
      <style:paragraph-properties fo:text-align="justify" style:justify-single-word="false" style:writing-mode="lr-tb"/>
      <style:text-properties style:font-name="Calibri" fo:font-size="10pt" officeooo:rsid="0092878f" officeooo:paragraph-rsid="0092878f" style:font-size-asian="10pt" style:font-size-complex="10pt"/>
    </style:style>
    <style:style style:name="P26" style:family="paragraph" style:parent-style-name="Standard">
      <style:paragraph-properties fo:text-align="justify" style:justify-single-word="false" style:writing-mode="lr-tb"/>
      <style:text-properties style:font-name="Calibri" fo:font-size="10pt" officeooo:rsid="0095ae95" officeooo:paragraph-rsid="0095ae95" style:font-size-asian="10pt" style:font-size-complex="10pt"/>
    </style:style>
    <style:style style:name="P27" style:family="paragraph" style:parent-style-name="Standard">
      <style:paragraph-properties fo:text-align="justify" style:justify-single-word="false" style:writing-mode="lr-tb"/>
      <style:text-properties style:font-name="Calibri" fo:font-size="10pt" officeooo:rsid="0021e461" officeooo:paragraph-rsid="0021e461" style:font-size-asian="10.5pt" style:font-size-complex="12pt"/>
    </style:style>
    <style:style style:name="P28" style:family="paragraph" style:parent-style-name="Standard">
      <style:paragraph-properties fo:text-align="justify" style:justify-single-word="false" style:writing-mode="lr-tb"/>
      <style:text-properties style:font-name="Calibri" fo:font-size="10pt" officeooo:rsid="0024bfd7" officeooo:paragraph-rsid="0024bfd7" style:font-size-asian="10pt" style:font-size-complex="10pt"/>
    </style:style>
    <style:style style:name="P29" style:family="paragraph" style:parent-style-name="Standard">
      <style:paragraph-properties fo:text-align="justify" style:justify-single-word="false" style:writing-mode="lr-tb"/>
      <style:text-properties style:font-name="Calibri" fo:font-size="10pt" officeooo:rsid="0024bfd7" officeooo:paragraph-rsid="0024bfd7" style:font-size-asian="10.5pt" style:font-size-complex="12pt"/>
    </style:style>
    <style:style style:name="P30" style:family="paragraph" style:parent-style-name="Standard">
      <style:paragraph-properties fo:text-align="justify" style:justify-single-word="false" style:writing-mode="lr-tb"/>
      <style:text-properties style:font-name="Calibri" fo:font-size="10pt" officeooo:rsid="0024d786" officeooo:paragraph-rsid="0024d786" style:font-size-asian="10pt" style:font-size-complex="10pt"/>
    </style:style>
    <style:style style:name="P31" style:family="paragraph" style:parent-style-name="Standard">
      <style:paragraph-properties fo:text-align="justify" style:justify-single-word="false" style:writing-mode="lr-tb"/>
      <style:text-properties style:font-name="Calibri" fo:font-size="10pt" fo:font-weight="normal" officeooo:rsid="0026bba6" officeooo:paragraph-rsid="0026bba6" style:font-size-asian="10.5pt" style:font-weight-asian="normal" style:font-size-complex="12pt" style:font-weight-complex="normal"/>
    </style:style>
    <style:style style:name="P32" style:family="paragraph" style:parent-style-name="Table_20_Heading">
      <style:paragraph-properties fo:text-align="start" style:justify-single-word="false" style:writing-mode="lr-tb"/>
      <style:text-properties style:font-name="Calibri1" fo:font-size="10pt" style:text-underline-style="solid" style:text-underline-width="auto" style:text-underline-color="font-color" fo:font-weight="bold" officeooo:rsid="0026bba6" officeooo:paragraph-rsid="0026bba6" style:font-size-asian="10pt" style:font-weight-asian="bold" style:font-size-complex="10pt" style:font-weight-complex="bold"/>
    </style:style>
    <style:style style:name="P33" style:family="paragraph" style:parent-style-name="Table_20_Heading">
      <style:paragraph-properties fo:text-align="start" style:justify-single-word="false"/>
      <style:text-properties style:font-name="Calibri1" fo:font-size="10pt" fo:font-weight="bold" officeooo:rsid="0026bba6" officeooo:paragraph-rsid="0026bba6" style:font-size-asian="10pt" style:font-weight-asian="bold" style:font-size-complex="10pt" style:font-weight-complex="bold"/>
    </style:style>
    <style:style style:name="P34" style:family="paragraph" style:parent-style-name="Table_20_Heading">
      <style:paragraph-properties fo:text-align="start" style:justify-single-word="false" style:writing-mode="lr-tb"/>
      <style:text-properties style:font-name="Calibri1" fo:font-size="10pt" style:text-underline-style="solid" style:text-underline-width="auto" style:text-underline-color="font-color" fo:font-weight="bold" officeooo:rsid="0026bba6" officeooo:paragraph-rsid="0027b6f8" style:font-size-asian="10pt" style:font-weight-asian="bold" style:font-size-complex="10pt" style:font-weight-complex="bold"/>
    </style:style>
    <style:style style:name="P35" style:family="paragraph" style:parent-style-name="Table_20_Contents">
      <style:text-properties style:font-name="Calibri1" fo:font-size="10pt" style:font-size-asian="10pt" style:font-size-complex="10pt"/>
    </style:style>
    <style:style style:name="P36" style:family="paragraph" style:parent-style-name="Table_20_Contents">
      <style:paragraph-properties style:writing-mode="lr-tb"/>
      <style:text-properties style:font-name="Calibri1" fo:font-size="10pt" officeooo:rsid="00272d46" officeooo:paragraph-rsid="00272d46" style:font-size-asian="10pt" style:font-size-complex="10pt"/>
    </style:style>
    <style:style style:name="P37" style:family="paragraph" style:parent-style-name="Table_20_Contents">
      <style:paragraph-properties style:writing-mode="lr-tb"/>
      <style:text-properties style:font-name="Calibri1" fo:font-size="10pt" style:font-size-asian="10pt" style:font-size-complex="10pt"/>
    </style:style>
    <style:style style:name="P38" style:family="paragraph" style:parent-style-name="Table_20_Contents">
      <style:text-properties style:font-name="Calibri1" fo:font-size="10pt" officeooo:rsid="0027b6f8" officeooo:paragraph-rsid="0027b6f8" style:font-size-asian="10pt" style:font-size-complex="10pt"/>
    </style:style>
    <style:style style:name="P39" style:family="paragraph" style:parent-style-name="Table_20_Contents">
      <style:paragraph-properties style:writing-mode="lr-tb"/>
      <style:text-properties style:font-name="Calibri1" fo:font-size="10pt" officeooo:rsid="0027b6f8" officeooo:paragraph-rsid="0027b6f8" style:font-size-asian="10pt" style:font-size-complex="10pt"/>
    </style:style>
    <style:style style:name="P40" style:family="paragraph" style:parent-style-name="Table_20_Contents">
      <style:text-properties style:font-name="Calibri1" fo:font-size="10pt" officeooo:rsid="002b1a2d" officeooo:paragraph-rsid="002b1a2d" style:font-size-asian="10pt" style:font-size-complex="10pt"/>
    </style:style>
    <style:style style:name="P41" style:family="paragraph" style:parent-style-name="Table_20_Contents">
      <style:paragraph-properties style:writing-mode="lr-tb"/>
      <style:text-properties style:font-name="Calibri1" fo:font-size="10pt" officeooo:paragraph-rsid="0061817f" style:font-size-asian="10pt" style:font-size-complex="10pt"/>
    </style:style>
    <style:style style:name="P42" style:family="paragraph" style:parent-style-name="Table_20_Contents">
      <style:text-properties style:font-name="Calibri1" fo:font-size="10pt" officeooo:rsid="0028b1a0" officeooo:paragraph-rsid="0028b1a0" style:font-size-asian="10pt" style:font-size-complex="10pt"/>
    </style:style>
    <style:style style:name="P43" style:family="paragraph" style:parent-style-name="Table_20_Contents">
      <style:text-properties style:font-name="Calibri1" fo:font-size="10pt" fo:font-weight="bold" officeooo:rsid="009ebdd8" officeooo:paragraph-rsid="009ebdd8" style:font-size-asian="10pt" style:font-weight-asian="bold" style:font-size-complex="10pt" style:font-weight-complex="bold"/>
    </style:style>
    <style:style style:name="P44" style:family="paragraph" style:parent-style-name="Table_20_Contents">
      <style:text-properties style:font-name="Calibri1" fo:font-size="10pt" officeooo:rsid="009ec5ed" officeooo:paragraph-rsid="009ec5ed" style:font-size-asian="10pt" style:font-size-complex="10pt"/>
    </style:style>
    <style:style style:name="P45" style:family="paragraph" style:parent-style-name="Table_20_Contents">
      <style:paragraph-properties style:writing-mode="lr-tb"/>
      <style:text-properties style:font-name="Calibri1" fo:font-size="10pt" officeooo:rsid="008988ad" officeooo:paragraph-rsid="008988ad" style:font-size-asian="10pt" style:font-size-complex="10pt"/>
    </style:style>
    <style:style style:name="P46" style:family="paragraph" style:parent-style-name="Table_20_Contents">
      <style:paragraph-properties style:writing-mode="lr-tb"/>
      <style:text-properties style:font-name="Calibri1" fo:font-size="10pt" officeooo:rsid="008988ad" officeooo:paragraph-rsid="0064d2ce" style:font-size-asian="10pt" style:font-size-complex="10pt"/>
    </style:style>
    <style:style style:name="P47" style:family="paragraph" style:parent-style-name="Table_20_Contents">
      <style:paragraph-properties style:writing-mode="lr-tb"/>
      <style:text-properties style:font-name="Calibri1" fo:font-size="10pt" officeooo:rsid="009f43c5" officeooo:paragraph-rsid="009f43c5" style:font-size-asian="10pt" style:font-size-complex="10pt"/>
    </style:style>
    <style:style style:name="P48" style:family="paragraph" style:parent-style-name="Table_20_Contents">
      <style:text-properties style:font-name="Calibri1" fo:font-size="10pt" officeooo:rsid="004d3bb6" officeooo:paragraph-rsid="004d3bb6" style:font-size-asian="10pt" style:font-size-complex="10pt"/>
    </style:style>
    <style:style style:name="P49" style:family="paragraph" style:parent-style-name="Table_20_Contents">
      <style:text-properties style:font-name="Calibri1" fo:font-size="10pt" officeooo:rsid="009f43c5" officeooo:paragraph-rsid="009f43c5" style:font-size-asian="10pt" style:font-size-complex="10pt"/>
    </style:style>
    <style:style style:name="P50" style:family="paragraph" style:parent-style-name="Table_20_Contents">
      <style:paragraph-properties style:writing-mode="lr-tb"/>
      <style:text-properties style:font-name="Calibri1" fo:font-size="10pt" officeooo:rsid="008c1c03" officeooo:paragraph-rsid="008c1c03" style:font-size-asian="10pt" style:font-size-complex="10pt"/>
    </style:style>
    <style:style style:name="P51" style:family="paragraph" style:parent-style-name="Standard">
      <style:paragraph-properties fo:text-align="justify" style:justify-single-word="false" style:writing-mode="lr-tb"/>
      <style:text-properties style:font-name="Calibri" fo:font-size="10pt" fo:font-weight="normal" officeooo:rsid="0024d786" officeooo:paragraph-rsid="0024d786" style:font-size-asian="10.5pt" style:font-weight-asian="normal" style:font-size-complex="12pt" style:font-weight-complex="normal"/>
    </style:style>
    <style:style style:name="T1" style:family="text">
      <style:text-properties style:font-name="Calibri" fo:font-size="10pt" style:font-size-asian="10pt" style:font-size-complex="10pt"/>
    </style:style>
    <style:style style:name="T2" style:family="text">
      <style:text-properties style:font-name="Calibri" fo:font-size="10pt" officeooo:rsid="001a9e59" style:font-size-asian="10pt" style:font-size-complex="10pt"/>
    </style:style>
    <style:style style:name="T3" style:family="text">
      <style:text-properties style:font-name="Calibri" fo:font-size="10pt" fo:font-weight="normal" style:font-size-asian="10pt" style:font-weight-asian="normal" style:font-size-complex="10pt" style:font-weight-complex="normal"/>
    </style:style>
    <style:style style:name="T4" style:family="text">
      <style:text-properties officeooo:rsid="00832f5b"/>
    </style:style>
    <style:style style:name="T5" style:family="text">
      <style:text-properties style:font-name="Calibri" fo:font-size="10pt" fo:font-weight="bold" style:font-size-asian="10pt" style:font-weight-asian="bold" style:font-size-complex="10pt" style:font-weight-complex="bold"/>
    </style:style>
    <style:style style:name="T6" style:family="text">
      <style:text-properties style:font-name="Calibri" fo:font-size="10pt" fo:font-weight="bold" officeooo:rsid="001bad4b" style:font-size-asian="10pt" style:font-weight-asian="bold" style:font-size-complex="10pt" style:font-weight-complex="bold"/>
    </style:style>
    <style:style style:name="T7" style:family="text">
      <style:text-properties style:font-name="Calibri" fo:font-size="10pt" officeooo:rsid="001bad4b" style:font-size-asian="10pt" style:font-size-complex="10pt"/>
    </style:style>
    <style:style style:name="T8" style:family="text">
      <style:text-properties style:font-name="Calibri" fo:font-size="10pt" officeooo:rsid="001d0fbc" style:font-size-asian="10pt" style:font-size-complex="10pt"/>
    </style:style>
    <style:style style:name="T9" style:family="text">
      <style:text-properties style:font-name="Calibri" fo:font-size="10pt" officeooo:rsid="0089a9d7" style:font-size-asian="10pt" style:font-size-complex="10pt"/>
    </style:style>
    <style:style style:name="T10" style:family="text">
      <style:text-properties style:font-name="Calibri" fo:font-size="10pt" style:text-underline-style="none" fo:font-weight="bold" style:font-size-asian="10pt" style:font-weight-asian="bold" style:font-size-complex="10pt" style:font-weight-complex="bold"/>
    </style:style>
    <style:style style:name="T11" style:family="text">
      <style:text-properties style:font-name="Calibri" fo:font-size="10pt" officeooo:rsid="008b5f6f" style:font-size-asian="10pt" style:font-size-complex="10pt"/>
    </style:style>
    <style:style style:name="T12" style:family="text">
      <style:text-properties style:font-name="Calibri" fo:font-size="10pt" fo:font-weight="bold" officeooo:rsid="0044910f" style:font-size-asian="10pt" style:font-weight-asian="bold" style:font-size-complex="10pt" style:font-weight-complex="bold"/>
    </style:style>
    <style:style style:name="T13" style:family="text">
      <style:text-properties style:font-name="Calibri" fo:font-size="10pt" fo:font-weight="bold" officeooo:rsid="001f0a55" style:font-size-asian="10pt" style:font-weight-asian="bold" style:font-size-complex="10pt" style:font-weight-complex="bold"/>
    </style:style>
    <style:style style:name="T14" style:family="text">
      <style:text-properties style:font-name="Calibri" fo:font-size="10pt" officeooo:rsid="001f0a55" style:font-size-asian="10pt" style:font-size-complex="10pt"/>
    </style:style>
    <style:style style:name="T15" style:family="text">
      <style:text-properties officeooo:rsid="008d1b38"/>
    </style:style>
    <style:style style:name="T16" style:family="text">
      <style:text-properties officeooo:rsid="002017c3"/>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a57b12" style:font-weight-asian="normal" style:font-weight-complex="normal"/>
    </style:style>
    <style:style style:name="T20" style:family="text">
      <style:text-properties fo:font-weight="normal" officeooo:rsid="00945d9b" style:font-weight-asian="normal" style:font-weight-complex="normal"/>
    </style:style>
    <style:style style:name="T21" style:family="text">
      <style:text-properties fo:font-weight="bold" officeooo:rsid="00945d9b" style:font-weight-asian="bold" style:font-weight-complex="bold"/>
    </style:style>
    <style:style style:name="T22" style:family="text">
      <style:text-properties officeooo:rsid="00975e0d"/>
    </style:style>
    <style:style style:name="T23" style:family="text">
      <style:text-properties officeooo:rsid="0098649c"/>
    </style:style>
    <style:style style:name="T24" style:family="text">
      <style:text-properties fo:font-weight="bold" officeooo:rsid="0098649c" style:font-weight-asian="bold" style:font-weight-complex="bold"/>
    </style:style>
    <style:style style:name="T25" style:family="text">
      <style:text-properties style:text-position="super 58%" fo:font-weight="bold" officeooo:rsid="0098649c" style:font-weight-asian="bold" style:font-weight-complex="bold"/>
    </style:style>
    <style:style style:name="T26" style:family="text">
      <style:text-properties officeooo:rsid="00272d46"/>
    </style:style>
    <style:style style:name="T27" style:family="text">
      <style:text-properties officeooo:rsid="0099b8dd"/>
    </style:style>
    <style:style style:name="T28" style:family="text">
      <style:text-properties style:text-underline-style="none" officeooo:rsid="0099b8dd"/>
    </style:style>
    <style:style style:name="T29" style:family="text">
      <style:text-properties style:text-underline-style="none"/>
    </style:style>
    <style:style style:name="T30" style:family="text">
      <style:text-properties officeooo:rsid="0031a996"/>
    </style:style>
    <style:style style:name="T31" style:family="text">
      <style:text-properties officeooo:rsid="005310ab"/>
    </style:style>
    <style:style style:name="T32" style:family="text">
      <style:text-properties officeooo:rsid="009b78f2"/>
    </style:style>
    <style:style style:name="T33" style:family="text">
      <style:text-properties fo:font-weight="bold" officeooo:rsid="009b78f2" style:font-weight-asian="bold" style:font-weight-complex="bold"/>
    </style:style>
    <style:style style:name="T34" style:family="text">
      <style:text-properties officeooo:rsid="00a1275f"/>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header-rows>
          <table:table-row table:style-name="Table1.1">
            <table:table-cell table:style-name="Table1.A1" office:value-type="string">
              <text:p text:style-name="P1"><text:span text:style-name="T1">The </text:span><text:span text:style-name="T2">Director,</text:span></text:p>
            </table:table-cell>
            <table:table-cell table:style-name="Table1.A1" office:value-type="string">
              <text:p text:style-name="P2" loext:marker-style-name="T3"><text:span text:style-name="T3"/></text:p>
            </table:table-cell>
          </table:table-row>
        </table:table-header-rows>
        <table:table-row table:style-name="Table1.1">
          <table:table-cell table:style-name="Table1.A1" office:value-type="string">
            <text:p text:style-name="P3"><text:span text:style-name="T4"><text:user-defined style:data-style-name="N0" text:name="Company">Sui Northern Gas Pipelines Limited</text:user-defined></text:span></text:p>
            <text:p text:style-name="P3"><text:user-defined style:data-style-name="N0" text:name="CoAddress1">Gas House</text:user-defined></text:p>
            <text:p text:style-name="P4"><text:user-defined style:data-style-name="N0" text:name="CoAddress2">21, Kashmir Road</text:user-defined>, <text:user-defined style:data-style-name="N0" text:name="CoCityZip">Lahore</text:user-defined></text:p>
          </table:table-cell>
          <table:table-cell table:style-name="Table1.A1" office:value-type="string">
            <text:p text:style-name="P5" loext:marker-style-name="T3"/>
          </table:table-cell>
        </table:table-row>
      </table:table>
      <text:p text:style-name="P6"/>
      <table:table table:name="Table2" table:style-name="Table2">
        <table:table-column table:style-name="Table2.A"/>
        <table:table-row table:style-name="Table2.1">
          <table:table-cell table:style-name="Table2.A1" office:value-type="string">
            <text:p text:style-name="P7"><text:span text:style-name="T5">ISSUANCE OF DUPLICATE SHARE CERTIFICATE(S) IN LIEU OF ORIGINAL REPORTED LOST /MISPLACE/ STOLEN/ ACCIDENTA</text:span><text:span text:style-name="T6">L</text:span><text:span text:style-name="T5">LY DESTROYED / MUTILATED SHARE CERTIFICATE(S)</text:span></text:p>
          </table:table-cell>
        </table:table-row>
      </table:table>
      <text:p text:style-name="P8"/>
      <text:p text:style-name="P9" loext:marker-style-name="T1"><text:span text:style-name="T7">I, </text:span><text:span text:style-name="T6">MUHAMMAD ILYAS KHAN</text:span><text:span text:style-name="T7"> bei</text:span><text:span text:style-name="T8">ng</text:span><text:span text:style-name="T7"> legal successor of </text:span><text:span text:style-name="T9">my father </text:span><text:span text:style-name="T6">MUHAMMAD AYUB KHAN</text:span><text:span text:style-name="T7"> </text:span><text:span text:style-name="T9">Muslim adult, address</text:span><text:span text:style-name="T1"> </text:span><text:span text:style-name="T10">21, Ghulam Nabi Colony, Samanabad, Lahore</text:span><text:span text:style-name="T1"> </text:span><text:span text:style-name="T8">do hereby declare as under:</text:span></text:p>
      <text:p text:style-name="P10"/>
      <text:p text:style-name="P11" loext:marker-style-name="T1"><text:span text:style-name="T8">T</text:span><text:span text:style-name="T1">hat </text:span><text:span text:style-name="T11">deceased share holder </text:span><text:span text:style-name="T5">Late</text:span><text:span text:style-name="T1"> </text:span><text:span text:style-name="T5">MUHAMMAD AYUB KHAN</text:span><text:span text:style-name="T1"> F. </text:span><text:span text:style-name="T5">RAJA SARWAR DIN</text:span><text:span text:style-name="T1"> was registered shareholder of </text:span><text:span text:style-name="T5">=</text:span><text:span text:style-name="T12"><text:user-defined style:data-style-name="N0" text:name="NrOfShareholdingTotal1">6,832</text:user-defined></text:span><text:span text:style-name="T13">=</text:span><text:span text:style-name="T14"> shares of </text:span><text:span text:style-name="T13"><text:user-defined style:data-style-name="N0" text:name="Company">Sui Northern Gas Pipelines Limited</text:user-defined></text:span><text:span text:style-name="T13"><text:s/>(</text:span><text:span text:style-name="T13"><text:user-defined style:data-style-name="N0" text:name="Ticker">SNGP</text:user-defined></text:span><text:span text:style-name="T13">)</text:span><text:span text:style-name="T14"> having its registered office at </text:span><text:span text:style-name="T13"><text:user-defined style:data-style-name="N0" text:name="CoAddress1">Gas House</text:user-defined></text:span><text:span text:style-name="T13"><text:s/></text:span><text:span text:style-name="T13"><text:user-defined style:data-style-name="N0" text:name="CoAddress2">21, Kashmir Road</text:user-defined></text:span><text:span text:style-name="T13"><text:s/></text:span><text:span text:style-name="T13"><text:user-defined style:data-style-name="N0" text:name="CoCityZip">Lahore</text:user-defined></text:span><text:span text:style-name="T13">.</text:span></text:p>
      <text:p text:style-name="P12" loext:marker-style-name="T1"/>
      <text:p text:style-name="P13">That the below mentioned shares <text:span text:style-name="T15">of Rs. 10/- </text:span>standing in name <text:span text:style-name="T15">of my deceased father </text:span>have been lost / misplaced / stolen / accidentally destroyed / mutilated.</text:p>
      <text:p text:style-name="P14"/>
      <table:table table:name="Table6" table:style-name="Table6">
        <table:table-column table:style-name="Table6.A"/>
        <table:table-column table:style-name="Table6.B"/>
        <table:table-header-rows>
          <table:table-row>
            <table:table-cell table:style-name="Table6.A1" office:value-type="string">
              <text:p text:style-name="P15">Folio #</text:p>
            </table:table-cell>
            <table:table-cell table:style-name="Table6.A1" office:value-type="string">
              <text:p text:style-name="P16">:<text:tab/><text:user-defined style:data-style-name="N0" text:name="Folio1">1250005252</text:user-defined></text:p>
            </table:table-cell>
          </table:table-row>
        </table:table-header-rows>
        <table:table-row>
          <table:table-cell table:style-name="Table6.A1" office:value-type="string">
            <text:p text:style-name="P17">Name of Deceased Shareholder</text:p>
          </table:table-cell>
          <table:table-cell table:style-name="Table6.A1" office:value-type="string">
            <text:p text:style-name="P18">:<text:tab/><text:span text:style-name="T16">MUHAMMAD AYUB KHAN</text:span></text:p>
          </table:table-cell>
        </table:table-row>
      </table:table>
      <text:p text:style-name="P19"/>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0">Scrip # From</text:p>
            </table:table-cell>
            <table:table-cell table:style-name="Table7.A1" office:value-type="string">
              <text:p text:style-name="P20">Scrip # To</text:p>
            </table:table-cell>
            <table:table-cell table:style-name="Table7.A1" office:value-type="string">
              <text:p text:style-name="P20">Distinctive # From</text:p>
            </table:table-cell>
            <table:table-cell table:style-name="Table7.A1" office:value-type="string">
              <text:p text:style-name="P20">Distinctive # To</text:p>
            </table:table-cell>
            <table:table-cell table:style-name="Table7.E1" office:value-type="string">
              <text:p text:style-name="P20"># of Shares</text:p>
            </table:table-cell>
          </table:table-row>
        </table:table-header-rows>
        <table:table-row>
          <table:table-cell table:style-name="Table7.A2" office:value-type="float" office:value="10314">
            <text:p text:style-name="P21">10314</text:p>
          </table:table-cell>
          <table:table-cell table:style-name="Table7.B2" office:value-type="string">
            <text:p text:style-name="P21">-</text:p>
          </table:table-cell>
          <table:table-cell table:style-name="Table7.A2" office:value-type="float" office:value="7996443">
            <text:p text:style-name="P21">7996443</text:p>
          </table:table-cell>
          <table:table-cell table:style-name="Table7.A2" office:value-type="float" office:value="7996542">
            <text:p text:style-name="P21">7996542</text:p>
          </table:table-cell>
          <table:table-cell table:style-name="Table7.E2" office:value-type="float" office:value="100">
            <text:p text:style-name="P21">100</text:p>
          </table:table-cell>
        </table:table-row>
        <table:table-row>
          <table:table-cell table:style-name="Table7.A2" office:value-type="float" office:value="12322">
            <text:p text:style-name="P21">12322</text:p>
          </table:table-cell>
          <table:table-cell table:style-name="Table7.A2" office:value-type="float" office:value="12324">
            <text:p text:style-name="P21">12324</text:p>
          </table:table-cell>
          <table:table-cell table:style-name="Table7.A2" office:value-type="float" office:value="8207100">
            <text:p text:style-name="P21">8207100</text:p>
          </table:table-cell>
          <table:table-cell table:style-name="Table7.A2" office:value-type="float" office:value="8207399">
            <text:p text:style-name="P21">8207399</text:p>
          </table:table-cell>
          <table:table-cell table:style-name="Table7.E2" office:value-type="float" office:value="300">
            <text:p text:style-name="P21">300</text:p>
          </table:table-cell>
        </table:table-row>
        <table:table-row>
          <table:table-cell table:style-name="Table7.A2" office:value-type="float" office:value="51884">
            <text:p text:style-name="P21">51884</text:p>
          </table:table-cell>
          <table:table-cell table:style-name="Table7.B4" office:value-type="string">
            <text:p text:style-name="P21">-</text:p>
          </table:table-cell>
          <table:table-cell table:style-name="Table7.A2" office:value-type="float" office:value="10032511">
            <text:p text:style-name="P21">10032511</text:p>
          </table:table-cell>
          <table:table-cell table:style-name="Table7.A2" office:value-type="float" office:value="10032564">
            <text:p text:style-name="P21">10032564</text:p>
          </table:table-cell>
          <table:table-cell table:style-name="Table7.E2" office:value-type="float" office:value="54">
            <text:p text:style-name="P21">54</text:p>
          </table:table-cell>
        </table:table-row>
        <table:table-row>
          <table:table-cell table:style-name="Table7.A2" office:value-type="float" office:value="302463">
            <text:p text:style-name="P21">302463</text:p>
          </table:table-cell>
          <table:table-cell table:style-name="Table7.B5" office:value-type="string">
            <text:p text:style-name="P21">-</text:p>
          </table:table-cell>
          <table:table-cell table:style-name="Table7.A2" office:value-type="float" office:value="87879101">
            <text:p text:style-name="P21">87879101</text:p>
          </table:table-cell>
          <table:table-cell table:style-name="Table7.A2" office:value-type="float" office:value="87879200">
            <text:p text:style-name="P21">87879200</text:p>
          </table:table-cell>
          <table:table-cell table:style-name="Table7.E2" office:value-type="float" office:value="100">
            <text:p text:style-name="P21">100</text:p>
          </table:table-cell>
        </table:table-row>
        <table:table-row>
          <table:table-cell table:style-name="Table7.A2" office:value-type="float" office:value="307598">
            <text:p text:style-name="P21">307598</text:p>
          </table:table-cell>
          <table:table-cell table:style-name="Table7.B6" office:value-type="string">
            <text:p text:style-name="P21">-</text:p>
          </table:table-cell>
          <table:table-cell table:style-name="Table7.A2" office:value-type="float" office:value="88392601">
            <text:p text:style-name="P21">88392601</text:p>
          </table:table-cell>
          <table:table-cell table:style-name="Table7.A2" office:value-type="float" office:value="88392700">
            <text:p text:style-name="P21">88392700</text:p>
          </table:table-cell>
          <table:table-cell table:style-name="Table7.E2" office:value-type="float" office:value="100">
            <text:p text:style-name="P21">100</text:p>
          </table:table-cell>
        </table:table-row>
        <table:table-row>
          <table:table-cell table:style-name="Table7.A7" office:value-type="float" office:value="312428">
            <text:p text:style-name="P21">312428</text:p>
          </table:table-cell>
          <table:table-cell table:style-name="Table7.A7" office:value-type="float" office:value="312430">
            <text:p text:style-name="P21">312430</text:p>
          </table:table-cell>
          <table:table-cell table:style-name="Table7.A7" office:value-type="float" office:value="88875601">
            <text:p text:style-name="P21">88875601</text:p>
          </table:table-cell>
          <table:table-cell table:style-name="Table7.A7" office:value-type="float" office:value="88875900">
            <text:p text:style-name="P21">88875900</text:p>
          </table:table-cell>
          <table:table-cell table:style-name="Table7.E7" office:value-type="float" office:value="300">
            <text:p text:style-name="P21">300</text:p>
          </table:table-cell>
        </table:table-row>
        <table:table-row table:style-name="Table7.8">
          <table:table-cell table:style-name="Table7.A8" table:number-columns-spanned="4" office:value-type="string">
            <text:p text:style-name="P22">Total <text:s text:c="2"/></text:p>
          </table:table-cell>
          <table:covered-table-cell/>
          <table:covered-table-cell/>
          <table:covered-table-cell/>
          <table:table-cell table:style-name="Table7.E7" table:formula="ooow:sum &lt;E2:E7&gt;" office:value-type="float" office:value="954">
            <text:p text:style-name="P23">954</text:p>
          </table:table-cell>
        </table:table-row>
      </table:table>
      <text:p text:style-name="P24"/>
      <text:p text:style-name="P25" loext:marker-style-name="T1">I, <text:span text:style-name="T17">MUHAMMAD ILYAS KHAN</text:span><text:span text:style-name="T18">, S/O </text:span><text:span text:style-name="T17">MUHAMMAD AYUB KHAN</text:span><text:span text:style-name="T18"> being legal he</text:span><text:span text:style-name="T19">i</text:span><text:span text:style-name="T18">r / legal successor (hereinafter called the applicant) and I </text:span><text:span text:style-name="T18"><text:user-defined style:data-style-name="N0" text:name="Guarantor"/></text:span><text:span text:style-name="T18"><text:s/></text:span><text:span text:style-name="T20">S/O </text:span><text:span text:style-name="T20"><text:user-defined style:data-style-name="N0" text:name="GuarantorFather"/></text:span><text:span text:style-name="T20"><text:s/>(hereinafter called the guarantor) do hereby request you to issue duplicate certificate against lost / misplaced for </text:span><text:span text:style-name="T21">=</text:span><text:span text:style-name="T21"><text:user-defined style:data-style-name="N0" text:name="NrOfSharesLost1">954</text:user-defined></text:span><text:span text:style-name="T21">=</text:span><text:span text:style-name="T20"> shares.</text:span></text:p>
      <text:p text:style-name="P26" loext:marker-style-name="T1"><text:soft-page-break/>I, the applicant and the guarantor do hereby jointly and severally among ourselves, our successors, our assigns, undertake, guarantee and promise that we will hold you harmless and indemnify you against all liabilities, actions, su<text:span text:style-name="T22">i</text:span>ts, proceedings, claims, demands, and will pay you on demand and reimburse to you all costs, expenses, charges, judgment and legal expenses and will take over defend at our expenses all actions or suites arising from you issuing the aforesaid dupl<text:span text:style-name="T22">i</text:span>cate share certificate. We also hereby undertake that the said share certificate has not be h<text:span text:style-name="T22">y</text:span>pothecated, mortgaged or otherwise dealt with in any manner whatsoever and o hereby undertake to deliver to you the original share certificate, in question should this comes in our hands at any future date.</text:p>
      <text:p text:style-name="P27"/>
      <text:p text:style-name="P28" loext:marker-style-name="T1"><text:span text:style-name="T23">We also hereby declare that whatsoever is stated above is true to the best of our knowledge and nothing has been concealed.</text:span> </text:p>
      <text:p text:style-name="P29"/>
      <text:p text:style-name="P30" loext:marker-style-name="T1"><text:span text:style-name="T23">Dated this </text:span><text:s/><text:span text:style-name="T24">28</text:span><text:span text:style-name="T25">th</text:span> day of<text:span text:style-name="T17"> </text:span><text:span text:style-name="T17"><text:user-defined style:data-style-name="N0" text:name="PrintDate">June</text:user-defined></text:span><text:span text:style-name="T17">, 2025</text:span>.</text:p>
      <text:p text:style-name="P31"/>
      <table:table table:name="Table3" table:style-name="Table3">
        <table:table-column table:style-name="Table3.A"/>
        <table:table-column table:style-name="Table3.B"/>
        <table:table-column table:style-name="Table3.C"/>
        <table:table-column table:style-name="Table3.A"/>
        <table:table-column table:style-name="Table3.E"/>
        <table:table-column table:style-name="Table3.F"/>
        <table:table-row>
          <table:table-cell table:style-name="Table3.A1" table:number-columns-spanned="3" office:value-type="string">
            <text:p text:style-name="P32">WITNESSES:</text:p>
            <text:p text:style-name="P33"><text:s text:c="4"/><text:span text:style-name="T26">(1)</text:span></text:p>
          </table:table-cell>
          <table:covered-table-cell/>
          <table:covered-table-cell/>
          <table:table-cell table:style-name="Table3.A1" office:value-type="string">
            <text:p text:style-name="P33"/>
          </table:table-cell>
          <table:table-cell table:style-name="Table3.A1" table:number-columns-spanned="2" office:value-type="string">
            <text:p text:style-name="P34"><text:span text:style-name="T27">(</text:span><text:span text:style-name="T28">EXECUTANT</text:span><text:span text:style-name="T27">)</text:span><text:span text:style-name="T29">:</text:span></text:p>
          </table:table-cell>
          <table:covered-table-cell/>
        </table:table-row>
        <table:table-row>
          <table:table-cell table:style-name="Table3.A1" office:value-type="string">
            <text:p text:style-name="P35"/>
          </table:table-cell>
          <table:table-cell table:style-name="Table3.A1" office:value-type="string">
            <text:p text:style-name="P36">Signature:</text:p>
          </table:table-cell>
          <table:table-cell table:style-name="Table3.A1" office:value-type="string">
            <text:p text:style-name="P37"/>
            <text:p text:style-name="P37"/>
            <text:p text:style-name="P37"/>
          </table:table-cell>
          <table:table-cell table:style-name="Table3.A1" office:value-type="string">
            <text:p text:style-name="P35"/>
          </table:table-cell>
          <table:table-cell table:style-name="Table3.A1" office:value-type="string">
            <text:p text:style-name="P38">Signature:</text:p>
          </table:table-cell>
          <table:table-cell table:style-name="Table3.A1" office:value-type="string">
            <text:p text:style-name="P35"/>
          </table:table-cell>
        </table:table-row>
        <table:table-row>
          <table:table-cell table:style-name="Table3.A1" office:value-type="string">
            <text:p text:style-name="P35"/>
          </table:table-cell>
          <table:table-cell table:style-name="Table3.A1" office:value-type="string">
            <text:p text:style-name="P39">Name:</text:p>
          </table:table-cell>
          <table:table-cell table:style-name="Table3.A1" office:value-type="string">
            <text:p text:style-name="P37">Abdul Razzaq</text:p>
          </table:table-cell>
          <table:table-cell table:style-name="Table3.A1" office:value-type="string">
            <text:p text:style-name="P35"/>
          </table:table-cell>
          <table:table-cell table:style-name="Table3.A1" office:value-type="string">
            <text:p text:style-name="P38">Name:</text:p>
          </table:table-cell>
          <table:table-cell table:style-name="Table3.A1" office:value-type="string">
            <text:p text:style-name="P40">Muhammad Ilyas Khan</text:p>
          </table:table-cell>
        </table:table-row>
        <table:table-row>
          <table:table-cell table:style-name="Table3.A1" office:value-type="string">
            <text:p text:style-name="P35"/>
          </table:table-cell>
          <table:table-cell table:style-name="Table3.A1" office:value-type="string">
            <text:p text:style-name="P39">CNIC No:</text:p>
          </table:table-cell>
          <table:table-cell table:style-name="Table3.A1" office:value-type="string">
            <text:p text:style-name="P37">37101-8269119-1</text:p>
          </table:table-cell>
          <table:table-cell table:style-name="Table3.A1" office:value-type="string">
            <text:p text:style-name="P35"/>
          </table:table-cell>
          <table:table-cell table:style-name="Table3.A1" office:value-type="string">
            <text:p text:style-name="P38">CNIC No:</text:p>
          </table:table-cell>
          <table:table-cell table:style-name="Table3.A1" office:value-type="string">
            <text:p text:style-name="P40">352022-834819-5</text:p>
          </table:table-cell>
        </table:table-row>
        <table:table-row>
          <table:table-cell table:style-name="Table3.A1" office:value-type="string">
            <text:p text:style-name="P35"/>
          </table:table-cell>
          <table:table-cell table:style-name="Table3.A1" office:value-type="string">
            <text:p text:style-name="P39">Occupation</text:p>
          </table:table-cell>
          <table:table-cell table:style-name="Table3.A1" office:value-type="string">
            <text:p text:style-name="P37">Retired PAF Officer</text:p>
          </table:table-cell>
          <table:table-cell table:style-name="Table3.A1" office:value-type="string">
            <text:p text:style-name="P35"/>
          </table:table-cell>
          <table:table-cell table:style-name="Table3.A1" office:value-type="string">
            <text:p text:style-name="P38">Occupation</text:p>
          </table:table-cell>
          <table:table-cell table:style-name="Table3.A1" office:value-type="string">
            <text:p text:style-name="P40">Un-employed</text:p>
          </table:table-cell>
        </table:table-row>
        <table:table-row>
          <table:table-cell table:style-name="Table3.A1" office:value-type="string">
            <text:p text:style-name="P35"/>
          </table:table-cell>
          <table:table-cell table:style-name="Table3.A1" office:value-type="string">
            <text:p text:style-name="P39">Address:</text:p>
          </table:table-cell>
          <table:table-cell table:style-name="Table3.A1" office:value-type="string">
            <text:p text:style-name="P41">117, Street No. 24, </text:p>
            <text:p text:style-name="P41">Mohrrha Sharif, Bund Road, <text:span text:style-name="T30">Lahore</text:span></text:p>
          </table:table-cell>
          <table:table-cell table:style-name="Table3.A1" office:value-type="string">
            <text:p text:style-name="P35"/>
          </table:table-cell>
          <table:table-cell table:style-name="Table3.A1" office:value-type="string">
            <text:p text:style-name="P38">Address:</text:p>
          </table:table-cell>
          <table:table-cell table:style-name="Table3.A1" office:value-type="string">
            <text:p text:style-name="P40">21, Ghulam Nabi Colony</text:p>
            <text:p text:style-name="P40">Samanabad, Lahore</text:p>
          </table:table-cell>
        </table:table-row>
        <table:table-row>
          <table:table-cell table:style-name="Table3.A1" office:value-type="string">
            <text:p text:style-name="P35"/>
          </table:table-cell>
          <table:table-cell table:style-name="Table3.A1" office:value-type="string">
            <text:p text:style-name="P39">Contact Tel. #</text:p>
          </table:table-cell>
          <table:table-cell table:style-name="Table3.A1" office:value-type="string">
            <text:p text:style-name="P37">+92 308 434 8292</text:p>
          </table:table-cell>
          <table:table-cell table:style-name="Table3.A1" office:value-type="string">
            <text:p text:style-name="P35"/>
          </table:table-cell>
          <table:table-cell table:style-name="Table3.A1" office:value-type="string">
            <text:p text:style-name="P38">Contact Tel. #:</text:p>
          </table:table-cell>
          <table:table-cell table:style-name="Table3.A1" office:value-type="string">
            <text:p text:style-name="P40">030<text:span text:style-name="T31">1</text:span> 443 0802</text:p>
          </table:table-cell>
        </table:table-row>
        <table:table-row>
          <table:table-cell table:style-name="Table3.A1" office:value-type="string">
            <text:p text:style-name="P35"/>
          </table:table-cell>
          <table:table-cell table:style-name="Table3.A1" office:value-type="string">
            <text:p text:style-name="P38"/>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8"/>
          </table:table-cell>
          <table:table-cell table:style-name="Table3.A1" office:value-type="string">
            <text:p text:style-name="P38"><text:a xlink:type="simple" xlink:href="mailto:Ilyas.Khan@yahoo.com" text:style-name="Internet_20_link" text:visited-style-name="Visited_20_Internet_20_Link"/></text:p>
          </table:table-cell>
        </table:table-row>
        <table:table-row>
          <table:table-cell table:style-name="Table3.A9" table:number-columns-spanned="3" office:value-type="string">
            <text:p text:style-name="P42"><text:span text:style-name="T32"><text:s text:c="4"/></text:span><text:span text:style-name="T33">(</text:span><text:span text:style-name="T17">2</text:span><text:span text:style-name="T33">)</text:span></text:p>
          </table:table-cell>
          <table:covered-table-cell/>
          <table:covered-table-cell/>
          <table:table-cell table:style-name="Table3.A1" office:value-type="string">
            <text:p text:style-name="P35"/>
          </table:table-cell>
          <table:table-cell table:style-name="Table3.A1" table:number-columns-spanned="2" office:value-type="string">
            <text:p text:style-name="P43">(GUARANTOR)</text:p>
          </table:table-cell>
          <table:covered-table-cell/>
        </table:table-row>
        <table:table-row>
          <table:table-cell table:style-name="Table3.A1" office:value-type="string">
            <text:p text:style-name="P42"/>
          </table:table-cell>
          <table:table-cell table:style-name="Table3.A1" office:value-type="string">
            <text:p text:style-name="P36">Signature:</text:p>
          </table:table-cell>
          <table:table-cell table:style-name="Table3.A1" office:value-type="string">
            <text:p text:style-name="P37"/>
            <text:p text:style-name="P37"/>
            <text:p text:style-name="P37"/>
          </table:table-cell>
          <table:table-cell table:style-name="Table3.A1" office:value-type="string">
            <text:p text:style-name="P35"/>
          </table:table-cell>
          <table:table-cell table:style-name="Table3.A1" office:value-type="string">
            <text:p text:style-name="P44">Signature:</text:p>
          </table:table-cell>
          <table:table-cell table:style-name="Table3.A1" office:value-type="string">
            <text:p text:style-name="P38"/>
          </table:table-cell>
        </table:table-row>
        <table:table-row>
          <table:table-cell table:style-name="Table3.A1" office:value-type="string">
            <text:p text:style-name="P42"/>
          </table:table-cell>
          <table:table-cell table:style-name="Table3.A1" office:value-type="string">
            <text:p text:style-name="P39">Name:</text:p>
          </table:table-cell>
          <table:table-cell table:style-name="Table3.A1" office:value-type="string">
            <text:p text:style-name="P45">Muhammad Asif</text:p>
          </table:table-cell>
          <table:table-cell table:style-name="Table3.A1" office:value-type="string">
            <text:p text:style-name="P35"/>
          </table:table-cell>
          <table:table-cell table:style-name="Table3.A1" office:value-type="string">
            <text:p text:style-name="P44">Name:</text:p>
          </table:table-cell>
          <table:table-cell table:style-name="Table3.A1" office:value-type="string">
            <text:p text:style-name="P38"/>
          </table:table-cell>
        </table:table-row>
        <table:table-row>
          <table:table-cell table:style-name="Table3.A1" office:value-type="string">
            <text:p text:style-name="P42"/>
          </table:table-cell>
          <table:table-cell table:style-name="Table3.A1" office:value-type="string">
            <text:p text:style-name="P39">CNIC No:</text:p>
          </table:table-cell>
          <table:table-cell table:style-name="Table3.A1" office:value-type="string">
            <text:p text:style-name="P45">35202-2793406-1</text:p>
          </table:table-cell>
          <table:table-cell table:style-name="Table3.A1" office:value-type="string">
            <text:p text:style-name="P35"/>
          </table:table-cell>
          <table:table-cell table:style-name="Table3.A1" office:value-type="string">
            <text:p text:style-name="P44">CNIC No:</text:p>
          </table:table-cell>
          <table:table-cell table:style-name="Table3.A1" office:value-type="string">
            <text:p text:style-name="P38"/>
          </table:table-cell>
        </table:table-row>
        <table:table-row>
          <table:table-cell table:style-name="Table3.A1" office:value-type="string">
            <text:p text:style-name="P42"/>
          </table:table-cell>
          <table:table-cell table:style-name="Table3.A1" office:value-type="string">
            <text:p text:style-name="P39">Occupation</text:p>
          </table:table-cell>
          <table:table-cell table:style-name="Table3.A1" office:value-type="string">
            <text:p text:style-name="P46">Retired Telecom Engineer</text:p>
          </table:table-cell>
          <table:table-cell table:style-name="Table3.A1" office:value-type="string">
            <text:p text:style-name="P46"/>
          </table:table-cell>
          <table:table-cell table:style-name="Table3.A1" office:value-type="string">
            <text:p text:style-name="P47">Occupation:</text:p>
          </table:table-cell>
          <table:table-cell table:style-name="Table3.A1" office:value-type="string">
            <text:p text:style-name="P46"/>
          </table:table-cell>
        </table:table-row>
        <table:table-row>
          <table:table-cell table:style-name="Table3.A1" office:value-type="string">
            <text:p text:style-name="P48"/>
          </table:table-cell>
          <table:table-cell table:style-name="Table3.A1" office:value-type="string">
            <text:p text:style-name="P39">Address:</text:p>
          </table:table-cell>
          <table:table-cell table:style-name="Table3.A1" office:value-type="string">
            <text:p text:style-name="P45">3, Justice Sharif Scheme, <text:span text:style-name="T34">Samanabad, Lahore</text:span></text:p>
          </table:table-cell>
          <table:table-cell table:style-name="Table3.A1" office:value-type="string">
            <text:p text:style-name="P35"/>
          </table:table-cell>
          <table:table-cell table:style-name="Table3.A1" office:value-type="string">
            <text:p text:style-name="P49">Address:</text:p>
          </table:table-cell>
          <table:table-cell table:style-name="Table3.A1" office:value-type="string">
            <text:p text:style-name="P38"/>
          </table:table-cell>
        </table:table-row>
        <table:table-row>
          <table:table-cell table:style-name="Table3.A1" office:value-type="string">
            <text:p text:style-name="P42"/>
          </table:table-cell>
          <table:table-cell table:style-name="Table3.A1" office:value-type="string">
            <text:p text:style-name="P39">Contact Tel. #</text:p>
          </table:table-cell>
          <table:table-cell table:style-name="Table3.A1" office:value-type="string">
            <text:p text:style-name="P50">+92 302 845 8666</text:p>
          </table:table-cell>
          <table:table-cell table:style-name="Table3.A1" office:value-type="string">
            <text:p text:style-name="P35"/>
          </table:table-cell>
          <table:table-cell table:style-name="Table3.A1" office:value-type="string">
            <text:p text:style-name="P49">Contact Tel. #</text:p>
          </table:table-cell>
          <table:table-cell table:style-name="Table3.A1" office:value-type="string">
            <text:p text:style-name="P38"/>
          </table:table-cell>
        </table:table-row>
        <table:table-row>
          <table:table-cell table:style-name="Table3.A1" office:value-type="string">
            <text:p text:style-name="P42"/>
          </table:table-cell>
          <table:table-cell table:style-name="Table3.A1" office:value-type="string">
            <text:p text:style-name="P39"/>
          </table:table-cell>
          <table:table-cell table:style-name="Table3.A1" office:value-type="string">
            <text:p text:style-name="P37"/>
          </table:table-cell>
          <table:table-cell table:style-name="Table3.A1" office:value-type="string">
            <text:p text:style-name="P35"/>
          </table:table-cell>
          <table:table-cell table:style-name="Table3.A1" office:value-type="string">
            <text:p text:style-name="P38"/>
          </table:table-cell>
          <table:table-cell table:style-name="Table3.A1" office:value-type="string">
            <text:p text:style-name="P38"/>
          </table:table-cell>
        </table:table-row>
      </table:table>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Calibri" fo:font-size="6pt" style:font-size-asian="12pt" style:font-size-complex="12pt"/>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4in" style:num-format="1" style:print-orientation="portrait" fo:margin-top="6.25in" fo:margin-bottom="1.7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4in" style:num-format="1" style:print-orientation="portrait" fo:margin-top="1.6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style:master-page style:name="LegalPage1" style:page-layout-name="Mpm9" draw:style-name="Mdp1" style:next-style-name="LegalPage2"/>
    <style:master-page style:name="LegalPage2"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2-15T13:11:50.675000000</meta:print-date>
    <dc:date>2025-06-13T06:24:36.399957300</dc:date>
    <meta:editing-cycles>309</meta:editing-cycles>
    <meta:editing-duration>P5DT19H52M40S</meta:editing-duration>
    <meta:generator>LibreOffice/25.2.2.2$Windows_X86_64 LibreOffice_project/7370d4be9e3cf6031a51beef54ff3bda878e3fac</meta:generator>
    <dc:creator>MIK</dc:creator>
    <meta:document-statistic meta:table-count="5" meta:image-count="0" meta:object-count="0" meta:page-count="2" meta:paragraph-count="99" meta:word-count="463" meta:character-count="2873" meta:non-whitespace-character-count="2493"/>
    <meta:user-defined meta:name="CoAddress1">Gas House</meta:user-defined>
    <meta:user-defined meta:name="CoAddress2">21, Kashmir Road</meta:user-defined>
    <meta:user-defined meta:name="CoCityZip">Lahore</meta:user-defined>
    <meta:user-defined meta:name="CoTel"/>
    <meta:user-defined meta:name="Company" meta:value-type="string">Sui Northern Gas Pipelines Limited</meta:user-defined>
    <meta:user-defined meta:name="Folio1" meta:value-type="string">1250005252</meta:user-defined>
    <meta:user-defined meta:name="Folio2" meta:value-type="string"/>
    <meta:user-defined meta:name="Folio3" meta:value-type="string"/>
    <meta:user-defined meta:name="Guarantor" meta:value-type="string"/>
    <meta:user-defined meta:name="GuarantorFather" meta:value-type="string"/>
    <meta:user-defined meta:name="NrOfShareholdingTotal1" meta:value-type="string">6,832</meta:user-defined>
    <meta:user-defined meta:name="NrOfShareholdingTotal2" meta:value-type="string"/>
    <meta:user-defined meta:name="NrOfShareholdingTotal3" meta:value-type="string"/>
    <meta:user-defined meta:name="NrOfSharesLost1" meta:value-type="string">954</meta:user-defined>
    <meta:user-defined meta:name="NrOfSharesLost2" meta:value-type="string"/>
    <meta:user-defined meta:name="NrOfSharesLost3" meta:value-type="string"/>
    <meta:user-defined meta:name="PrintDate" meta:value-type="string">June</meta:user-defined>
    <meta:user-defined meta:name="Ticker" meta:value-type="string">SNGP</meta:user-defined>
  </office:meta>
</office:document-meta>
</file>